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erUtils.classNameToResourc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erUtils.getCont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aderUtils.getResourceSource( ClassLoader c , String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aderUtils.normalizeSource( Fil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aderUtils.setContextClassLoader( Class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aderUtils.isContextLoader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erUtils.classExists( ClassLoader loader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erUtils.getClassSource( Class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